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0.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168253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69a2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5eb91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168253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">
      <style:table-cell-properties fo:background-color="#5eb91e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5eb91e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number-columns-repeated="15" table:default-cell-style-name="ce6"/>
        <table:table-column table:style-name="co1" table:number-columns-repeated="3" table:default-cell-style-name="ce6"/>
        <table:table-column table:style-name="co1" table:number-columns-repeated="1004" table:default-cell-style-name="Default"/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DONE</text:p>
          </table:table-cell>
          <table:table-cell table:style-name="ce5" office:value-type="string" calcext:value-type="string">
            <text:p>DONE %</text:p>
          </table:table-cell>
          <table:table-cell table:style-name="ce1" table:number-columns-repeated="1004"/>
        </table:table-row>
        <table:table-row table:style-name="ro1">
          <table:table-cell office:value-type="string" calcext:value-type="string">
            <text:p>viikko1</text:p>
          </table:table-cell>
          <table:table-cell table:number-columns-repeated="11" office:value-type="string" calcext:value-type="string">
            <text:p>x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formula="of:=COUNTIF([.B2:.Q2];&quot;x&quot;)" office:value-type="float" office:value="11" calcext:value-type="float">
            <text:p>11</text:p>
          </table:table-cell>
          <table:table-cell table:style-name="ce11" table:formula="of:=[.S2]/[.R2]" office:value-type="percentage" office:value="1" calcext:value-type="percentage">
            <text:p>100,00 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ikko2</text:p>
          </table:table-cell>
          <table:table-cell table:number-columns-repeated="16"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table:formula="of:=COUNTIF([.B3:.Q3];&quot;x&quot;)" office:value-type="float" office:value="16" calcext:value-type="float">
            <text:p>16</text:p>
          </table:table-cell>
          <table:table-cell table:style-name="ce11" table:formula="of:=[.S3]/[.R3]" office:value-type="percentage" office:value="1" calcext:value-type="percentage">
            <text:p>100,00 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ikko3</text:p>
          </table:table-cell>
          <table:table-cell table:number-columns-repeated="16"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table:formula="of:=COUNTIF([.B4:.Q4];&quot;x&quot;)" office:value-type="float" office:value="16" calcext:value-type="float">
            <text:p>16</text:p>
          </table:table-cell>
          <table:table-cell table:style-name="ce11" table:formula="of:=[.S4]/[.R4]" office:value-type="percentage" office:value="1" calcext:value-type="percentage">
            <text:p>100,00 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ikko4</text:p>
          </table:table-cell>
          <table:table-cell table:number-columns-repeated="16"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table:formula="of:=COUNTIF([.B5:.Q5];&quot;x&quot;)" office:value-type="float" office:value="16" calcext:value-type="float">
            <text:p>16</text:p>
          </table:table-cell>
          <table:table-cell table:style-name="ce11" table:formula="of:=[.S5]/[.R5]" office:value-type="percentage" office:value="1" calcext:value-type="percentage">
            <text:p>100,00 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ikko5</text:p>
          </table:table-cell>
          <table:table-cell table:number-columns-repeated="9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table:formula="of:=COUNTIF([.B6:.Q6];&quot;x&quot;)" office:value-type="float" office:value="11" calcext:value-type="float">
            <text:p>11</text:p>
          </table:table-cell>
          <table:table-cell table:style-name="ce11" table:formula="of:=[.S6]/[.R6]" office:value-type="percentage" office:value="0.6875" calcext:value-type="percentage">
            <text:p>68,75 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ikko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table:formula="of:=COUNTIF([.B7:.Q7];&quot;x&quot;)" office:value-type="float" office:value="5" calcext:value-type="float">
            <text:p>5</text:p>
          </table:table-cell>
          <table:table-cell table:style-name="ce11" table:formula="of:=[.S7]/[.R7]" office:value-type="percentage" office:value="0.3125" calcext:value-type="percentage">
            <text:p>31,25 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iikko7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formula="of:=COUNTIF([.B8:.Q8];&quot;x&quot;)" office:value-type="float" office:value="0" calcext:value-type="float">
            <text:p>0</text:p>
          </table:table-cell>
          <table:table-cell table:style-name="ce11" table:formula="of:=[.S8]/[.R8]" office:value-type="percentage" office:value="0" calcext:value-type="percentage">
            <text:p>0,00 %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7" table:formula="of:=SUM([.R2:.R8])" office:value-type="float" office:value="106" calcext:value-type="float" table:number-columns-spanned="2" table:number-rows-spanned="1">
            <text:p>106</text:p>
          </table:table-cell>
          <table:covered-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DONE</text:p>
          </table:table-cell>
          <table:table-cell table:style-name="ce8" table:formula="of:=SUM([.S2:.S8])" office:value-type="float" office:value="75" calcext:value-type="float" table:number-columns-spanned="2" table:number-rows-spanned="1">
            <text:p>75</text:p>
          </table:table-cell>
          <table:covered-table-cell table:style-name="ce8"/>
          <table:table-cell table:number-columns-repeated="1021"/>
        </table:table-row>
        <table:table-row table:style-name="ro1">
          <table:table-cell table:style-name="ce4" office:value-type="string" calcext:value-type="string">
            <text:p>DONE %</text:p>
          </table:table-cell>
          <table:table-cell table:style-name="ce9" table:formula="of:=[.B12]/[.B11]" office:value-type="percentage" office:value="0.707547169811321" calcext:value-type="percentage" table:number-columns-spanned="2" table:number-rows-spanned="1">
            <text:p>70,75 %</text:p>
          </table:table-cell>
          <table:covered-table-cell table:style-name="ce10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00:45:07.182362510</meta:creation-date>
    <meta:generator>LibreOffice/7.3.7.2$Linux_X86_64 LibreOffice_project/30$Build-2</meta:generator>
    <dc:date>2025-05-24T21:16:51.776653213</dc:date>
    <meta:editing-duration>PT3H14M34S</meta:editing-duration>
    <meta:editing-cycles>3</meta:editing-cycles>
    <meta:document-statistic meta:table-count="1" meta:cell-count="128" meta:object-count="0"/>
  </office:meta>
</office:document-meta>
</file>